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bsurfstor_scaled" table:style-name="ta1">
        <table:shapes>
          <draw:frame draw:z-index="0" draw:style-name="gr1" draw:text-style-name="P1" svg:width="453.12pt" svg:height="255.23pt" svg:x="278.42pt" svg:y="22.59pt">
            <draw:object draw:notify-on-update-of-ranges="subsurfstor_scaled.A1:subsurfstor_scaled.A1 subsurfstor_scaled.A2:subsurfstor_scaled.A20 subsurfstor_scaled.B1:subsurfstor_scaled.B1 subsurfstor_scaled.B2:subsurfstor_scaled.B20 subsurfstor_scaled.C1:subsurfstor_scaled.C1 subsurfstor_scaled.C2:subsurfstor_scaled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caled</text:p>
          </table:table-cell>
          <table:table-cell office:value-type="string" calcext:value-type="string">
            <text:p>unsca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6904.14109834" calcext:value-type="float">
            <text:p>6416904.14109834</text:p>
          </table:table-cell>
          <table:table-cell office:value-type="float" office:value="2380099.66861137" calcext:value-type="float">
            <text:p>2380099.66861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76904.14109837" calcext:value-type="float">
            <text:p>6476904.14109837</text:p>
          </table:table-cell>
          <table:table-cell office:value-type="float" office:value="2455095.2476862" calcext:value-type="float">
            <text:p>2455095.2476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6904.14109837" calcext:value-type="float">
            <text:p>6536904.14109837</text:p>
          </table:table-cell>
          <table:table-cell office:value-type="float" office:value="2530069.93555366" calcext:value-type="float">
            <text:p>2530069.935553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96904.14109837" calcext:value-type="float">
            <text:p>6596904.14109837</text:p>
          </table:table-cell>
          <table:table-cell office:value-type="float" office:value="2605042.59358513" calcext:value-type="float">
            <text:p>2605042.59358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56904.14109836" calcext:value-type="float">
            <text:p>6656904.14109836</text:p>
          </table:table-cell>
          <table:table-cell office:value-type="float" office:value="2680018.76241761" calcext:value-type="float">
            <text:p>2680018.762417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09371.42939618" calcext:value-type="float">
            <text:p>6709371.42939618</text:p>
          </table:table-cell>
          <table:table-cell office:value-type="float" office:value="2739933.03614634" calcext:value-type="float">
            <text:p>2739933.03614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54456.8778939" calcext:value-type="float">
            <text:p>6754456.8778939</text:p>
          </table:table-cell>
          <table:table-cell office:value-type="float" office:value="2785086.42809801" calcext:value-type="float">
            <text:p>2785086.428098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99541.25483854" calcext:value-type="float">
            <text:p>6799541.25483854</text:p>
          </table:table-cell>
          <table:table-cell office:value-type="float" office:value="2830239.51630129" calcext:value-type="float">
            <text:p>2830239.51630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44624.63668142" calcext:value-type="float">
            <text:p>6844624.63668142</text:p>
          </table:table-cell>
          <table:table-cell office:value-type="float" office:value="2875390.30175258" calcext:value-type="float">
            <text:p>2875390.301752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89707.06052048" calcext:value-type="float">
            <text:p>6889707.06052048</text:p>
          </table:table-cell>
          <table:table-cell office:value-type="float" office:value="2920498.00651924" calcext:value-type="float">
            <text:p>2920498.006519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34788.56120845" calcext:value-type="float">
            <text:p>6934788.56120845</text:p>
          </table:table-cell>
          <table:table-cell office:value-type="float" office:value="2965637.52401242" calcext:value-type="float">
            <text:p>2965637.52401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79869.17153853" calcext:value-type="float">
            <text:p>6979869.17153853</text:p>
          </table:table-cell>
          <table:table-cell office:value-type="float" office:value="3010783.54464506" calcext:value-type="float">
            <text:p>3010783.544645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18275.56262918" calcext:value-type="float">
            <text:p>7018275.56262918</text:p>
          </table:table-cell>
          <table:table-cell office:value-type="float" office:value="3049789.30079637" calcext:value-type="float">
            <text:p>3049789.300796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18893.79003134" calcext:value-type="float">
            <text:p>7018893.79003134</text:p>
          </table:table-cell>
          <table:table-cell office:value-type="float" office:value="3050463.36858313" calcext:value-type="float">
            <text:p>3050463.368583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19422.78172457" calcext:value-type="float">
            <text:p>7019422.78172457</text:p>
          </table:table-cell>
          <table:table-cell office:value-type="float" office:value="3051027.1746242" calcext:value-type="float">
            <text:p>3051027.17462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19933.57925344" calcext:value-type="float">
            <text:p>7019933.57925344</text:p>
          </table:table-cell>
          <table:table-cell office:value-type="float" office:value="3051584.18277751" calcext:value-type="float">
            <text:p>3051584.182777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20430.39131492" calcext:value-type="float">
            <text:p>7020430.39131492</text:p>
          </table:table-cell>
          <table:table-cell office:value-type="float" office:value="3052135.15851334" calcext:value-type="float">
            <text:p>3052135.158513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20916.2702645" calcext:value-type="float">
            <text:p>7020916.2702645</text:p>
          </table:table-cell>
          <table:table-cell office:value-type="float" office:value="3052680.70259963" calcext:value-type="float">
            <text:p>3052680.702599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21393.44636483" calcext:value-type="float">
            <text:p>7021393.44636483</text:p>
          </table:table-cell>
          <table:table-cell office:value-type="float" office:value="3053221.29824939" calcext:value-type="float">
            <text:p>3053221.29824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8T15:50:31.680091490</dc:date>
    <meta:editing-duration>PT2M30S</meta:editing-duration>
    <meta:editing-cycles>1</meta:editing-cycles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legend chart:legend-position="end" svg:x="13.266cm" svg:y="3.954cm" style:legend-expansion="high" chart:style-name="ch2"/>
        <chart:plot-area chart:style-name="ch3" table:cell-range-address="subsurfstor_scaled.A1:subsurfstor_scaled.C20" chart:data-source-has-labels="both" svg:x="0.319cm" svg:y="0.18cm" svg:width="12.628cm" svg:height="8.645cm">
          <chartooo:coordinate-region svg:x="1.866cm" svg:y="0.379cm" svg:width="10.894cm" svg:height="7.799cm"/>
          <chart:axis chart:dimension="x" chart:name="primary-x" chart:style-name="ch4" chartooo:axis-type="auto">
            <chartooo:date-scale/>
            <chart:categories table:cell-range-address="subsurfstor_scaled.A2:subsurfstor_scaled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bsurfstor_scaled.B2:subsurfstor_scaled.B20" chart:label-cell-address="subsurfstor_scaled.B1:subsurfstor_scaled.B1" chart:class="chart:line">
            <chart:data-point chart:repeated="19"/>
          </chart:series>
          <chart:series chart:style-name="ch7" chart:values-cell-range-address="subsurfstor_scaled.C2:subsurfstor_scaled.C20" chart:label-cell-address="subsurfstor_scaled.C1:subsurfstor_scaled.C1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ed</text:p>
                <draw:g>
                  <svg:desc>subsurfstor_scaled.B1:subsurfstor_scaled.B1</svg:desc>
                </draw:g>
              </table:table-cell>
              <table:table-cell office:value-type="string">
                <text:p>unscaled</text:p>
                <draw:g>
                  <svg:desc>subsurfstor_scaled.C1:subsurfstor_scaled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ubsurfstor_scaled.A2:subsurfstor_scaled.A20</svg:desc>
                </draw:g>
              </table:table-cell>
              <table:table-cell office:value-type="float" office:value="6416904.14109834">
                <text:p>6416904.14109834</text:p>
                <draw:g>
                  <svg:desc>subsurfstor_scaled.B2:subsurfstor_scaled.B20</svg:desc>
                </draw:g>
              </table:table-cell>
              <table:table-cell office:value-type="float" office:value="2380099.66861137">
                <text:p>2380099.66861137</text:p>
                <draw:g>
                  <svg:desc>subsurfstor_scaled.C2:subsurfstor_scaled.C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76904.14109837">
                <text:p>6476904.14109837</text:p>
              </table:table-cell>
              <table:table-cell office:value-type="float" office:value="2455095.2476862">
                <text:p>2455095.24768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536904.14109837">
                <text:p>6536904.14109837</text:p>
              </table:table-cell>
              <table:table-cell office:value-type="float" office:value="2530069.93555366">
                <text:p>2530069.935553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596904.14109837">
                <text:p>6596904.14109837</text:p>
              </table:table-cell>
              <table:table-cell office:value-type="float" office:value="2605042.59358513">
                <text:p>2605042.593585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56904.14109836">
                <text:p>6656904.14109836</text:p>
              </table:table-cell>
              <table:table-cell office:value-type="float" office:value="2680018.76241761">
                <text:p>2680018.762417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709371.42939618">
                <text:p>6709371.42939618</text:p>
              </table:table-cell>
              <table:table-cell office:value-type="float" office:value="2739933.03614634">
                <text:p>2739933.036146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54456.8778939">
                <text:p>6754456.8778939</text:p>
              </table:table-cell>
              <table:table-cell office:value-type="float" office:value="2785086.42809801">
                <text:p>2785086.428098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99541.25483854">
                <text:p>6799541.25483854</text:p>
              </table:table-cell>
              <table:table-cell office:value-type="float" office:value="2830239.51630129">
                <text:p>2830239.516301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844624.63668142">
                <text:p>6844624.63668142</text:p>
              </table:table-cell>
              <table:table-cell office:value-type="float" office:value="2875390.30175258">
                <text:p>2875390.301752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89707.06052048">
                <text:p>6889707.06052048</text:p>
              </table:table-cell>
              <table:table-cell office:value-type="float" office:value="2920498.00651924">
                <text:p>2920498.006519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34788.56120845">
                <text:p>6934788.56120845</text:p>
              </table:table-cell>
              <table:table-cell office:value-type="float" office:value="2965637.52401242">
                <text:p>2965637.524012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979869.17153853">
                <text:p>6979869.17153853</text:p>
              </table:table-cell>
              <table:table-cell office:value-type="float" office:value="3010783.54464506">
                <text:p>3010783.544645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018275.56262918">
                <text:p>7018275.56262918</text:p>
              </table:table-cell>
              <table:table-cell office:value-type="float" office:value="3049789.30079637">
                <text:p>3049789.300796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018893.79003134">
                <text:p>7018893.79003134</text:p>
              </table:table-cell>
              <table:table-cell office:value-type="float" office:value="3050463.36858313">
                <text:p>3050463.368583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019422.78172457">
                <text:p>7019422.78172457</text:p>
              </table:table-cell>
              <table:table-cell office:value-type="float" office:value="3051027.1746242">
                <text:p>3051027.17462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019933.57925344">
                <text:p>7019933.57925344</text:p>
              </table:table-cell>
              <table:table-cell office:value-type="float" office:value="3051584.18277751">
                <text:p>3051584.182777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020430.39131492">
                <text:p>7020430.39131492</text:p>
              </table:table-cell>
              <table:table-cell office:value-type="float" office:value="3052135.15851334">
                <text:p>3052135.158513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020916.2702645">
                <text:p>7020916.2702645</text:p>
              </table:table-cell>
              <table:table-cell office:value-type="float" office:value="3052680.70259963">
                <text:p>3052680.702599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021393.44636483">
                <text:p>7021393.44636483</text:p>
              </table:table-cell>
              <table:table-cell office:value-type="float" office:value="3053221.29824939">
                <text:p>3053221.29824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